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start="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1cm"/>
    </style:style>
    <style:style style:name="gr3" style:family="graphic" style:parent-style-name="standard">
      <style:graphic-properties draw:marker-start="" draw:marker-end="Arrow" draw:textarea-horizontal-align="center" draw:textarea-vertical-align="middle"/>
    </style:style>
    <style:style style:name="gr4" style:family="graphic" style:parent-style-name="standard">
      <style:graphic-properties draw:marker-start="Arrow" draw:marker-end="" draw:textarea-horizontal-align="center" draw:textarea-vertical-align="middle"/>
    </style:style>
    <style:style style:name="gr5" style:family="graphic" style:parent-style-name="standard">
      <style:graphic-properties draw:marker-start="" draw:marker-end="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5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994cm"/>
    </style:style>
    <style:style style:name="P1" style:family="paragraph">
      <style:paragraph-properties fo:margin-left="0cm" fo:margin-right="0cm" fo:text-align="center" fo:text-indent="0cm"/>
      <style:text-properties fo:font-size="7pt" style:font-size-asian="18pt" style:font-size-complex="18pt"/>
    </style:style>
    <style:style style:name="P2" style:family="paragraph">
      <style:paragraph-properties fo:margin-left="0cm" fo:margin-right="0cm" fo:line-height="100%" fo:text-align="end" fo:text-indent="0cm"/>
      <style:text-properties fo:font-size="7pt" style:font-size-asian="18pt" style:font-size-complex="18pt"/>
    </style:style>
    <style:style style:name="P3" style:family="paragraph">
      <style:paragraph-properties fo:text-align="center"/>
      <style:text-properties fo:font-size="7pt" style:font-size-asian="18pt" style:font-size-complex="18pt"/>
    </style:style>
    <style:style style:name="T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cm" svg:x="4.341cm" svg:y="26.142cm">
          <text:p text:style-name="P1">Vertical SM</text:p>
        </draw:rect>
        <draw:rect draw:style-name="gr1" draw:text-style-name="P1" draw:layer="layout" svg:width="2cm" svg:height="1.2cm" svg:x="7.241cm" svg:y="12.642cm">
          <text:p text:style-name="P1">495<text:span text:style-name="T1">↓</text:span></text:p>
        </draw:rect>
        <draw:frame draw:style-name="gr2" draw:text-style-name="P2" draw:layer="layout" svg:width="1.6cm" svg:height="0.6cm" svg:x="9.242cm" svg:y="13.242cm">
          <draw:text-box>
            <text:p text:style-name="P2">300kHz</text:p>
          </draw:text-box>
        </draw:frame>
        <draw:rect draw:style-name="gr1" draw:text-style-name="P1" draw:layer="layout" svg:width="2cm" svg:height="1.2cm" svg:x="2.842cm" svg:y="8.342cm">
          <text:p text:style-name="P1">Glitch remove</text:p>
        </draw:rect>
        <draw:line draw:style-name="gr3" draw:text-style-name="P3" draw:layer="layout" svg:x1="1.841cm" svg:y1="8.942cm" svg:x2="2.841cm" svg:y2="8.942cm">
          <text:p/>
        </draw:line>
        <draw:rect draw:style-name="gr1" draw:text-style-name="P1" draw:layer="layout" svg:width="2cm" svg:height="3.2cm" svg:x="5.841cm" svg:y="8.342cm">
          <text:p text:style-name="P1">4<text:span text:style-name="T2">↑</text:span></text:p>
          <text:p text:style-name="P1">Ignore error</text:p>
          <text:p text:style-name="P1">pulses</text:p>
          <text:p text:style-name="P1"/>
          <text:p text:style-name="P1"/>
          <text:p text:style-name="P1"/>
          <text:p text:style-name="P1"/>
          <text:p text:style-name="P1">divide clock 90<text:span text:style-name="T1">↓</text:span></text:p>
        </draw:rect>
        <draw:line draw:style-name="gr3" draw:text-style-name="P3" draw:layer="layout" svg:x1="4.841cm" svg:y1="8.942cm" svg:x2="5.841cm" svg:y2="8.942cm">
          <text:p/>
        </draw:line>
        <draw:rect draw:style-name="gr1" draw:text-style-name="P1" draw:layer="layout" svg:width="2cm" svg:height="1.2cm" svg:x="11.742cm" svg:y="12.542cm">
          <text:p text:style-name="P1">½ period delay</text:p>
        </draw:rect>
        <draw:line draw:style-name="gr4" draw:text-style-name="P3" draw:layer="layout" svg:x1="15.742cm" svg:y1="9.542cm" svg:x2="15.742cm" svg:y2="13.142cm">
          <text:p/>
        </draw:line>
        <draw:line draw:style-name="gr5" draw:text-style-name="P3" draw:layer="layout" svg:x1="16.842cm" svg:y1="8.942cm" svg:x2="18.342cm" svg:y2="8.942cm">
          <text:p/>
        </draw:line>
        <draw:frame draw:style-name="gr6" draw:text-style-name="P2" draw:layer="layout" svg:width="1.093cm" svg:height="0.6cm" svg:x="0.742cm" svg:y="8.642cm">
          <draw:text-box>
            <text:p text:style-name="P2">f8g</text:p>
          </draw:text-box>
        </draw:frame>
        <draw:line draw:style-name="gr5" draw:text-style-name="P3" draw:layer="layout" svg:x1="13.74cm" svg:y1="13.142cm" svg:x2="15.742cm" svg:y2="13.142cm">
          <text:p/>
        </draw:line>
        <draw:line draw:style-name="gr3" draw:text-style-name="P3" draw:layer="layout" svg:x1="6.24cm" svg:y1="13.142cm" svg:x2="7.24cm" svg:y2="13.142cm">
          <text:p/>
        </draw:line>
        <draw:frame draw:style-name="gr7" draw:text-style-name="P2" draw:layer="layout" svg:width="2.494cm" svg:height="0.6cm" svg:x="4.241cm" svg:y="12.842cm">
          <draw:text-box>
            <text:p text:style-name="P2">148.5MHz</text:p>
          </draw:text-box>
        </draw:frame>
        <draw:line draw:style-name="gr5" draw:text-style-name="P3" draw:layer="layout" svg:x1="7.842cm" svg:y1="10.942cm" svg:x2="12.842cm" svg:y2="10.942cm">
          <text:p/>
        </draw:line>
        <draw:line draw:style-name="gr3" draw:text-style-name="P3" draw:layer="layout" svg:x1="1.842cm" svg:y1="10.942cm" svg:x2="5.842cm" svg:y2="10.942cm">
          <text:p/>
        </draw:line>
        <draw:frame draw:style-name="gr2" draw:text-style-name="P2" draw:layer="layout" svg:width="1.6cm" svg:height="0.6cm" svg:x="0.243cm" svg:y="10.642cm">
          <draw:text-box>
            <text:p text:style-name="P2">27MHz</text:p>
          </draw:text-box>
        </draw:frame>
        <draw:frame draw:style-name="gr2" draw:text-style-name="P2" draw:layer="layout" svg:width="1.6cm" svg:height="0.6cm" svg:x="8.142cm" svg:y="10.942cm">
          <draw:text-box>
            <text:p text:style-name="P2">300kHz</text:p>
          </draw:text-box>
        </draw:frame>
        <draw:frame draw:style-name="gr2" draw:text-style-name="P2" draw:layer="layout" svg:width="2.471cm" svg:height="0.6cm" svg:x="8.971cm" svg:y="11.697cm">
          <draw:text-box>
            <text:p text:style-name="P2">To phase detector</text:p>
          </draw:text-box>
        </draw:frame>
        <draw:rect draw:style-name="gr1" draw:text-style-name="P1" draw:layer="layout" svg:width="2cm" svg:height="1.2cm" svg:x="8.841cm" svg:y="8.342cm">
          <text:p text:style-name="P1">25<text:span text:style-name="T1">↓</text:span></text:p>
        </draw:rect>
        <draw:line draw:style-name="gr3" draw:text-style-name="P3" draw:layer="layout" svg:x1="7.841cm" svg:y1="8.942cm" svg:x2="8.841cm" svg:y2="8.942cm">
          <text:p/>
        </draw:line>
        <draw:line draw:style-name="gr4" draw:text-style-name="P3" draw:layer="layout" svg:x1="10.212cm" svg:y1="12.342cm" svg:x2="10.212cm" svg:y2="13.142cm">
          <text:p/>
        </draw:line>
        <draw:rect draw:style-name="gr1" draw:text-style-name="P1" draw:layer="layout" svg:width="2cm" svg:height="1.2cm" svg:x="11.841cm" svg:y="8.342cm">
          <text:p text:style-name="P1">300kHz</text:p>
          <text:p text:style-name="P1">enable domain</text:p>
          <text:p text:style-name="P1">(27Mhz clock)</text:p>
        </draw:rect>
        <draw:line draw:style-name="gr3" draw:text-style-name="P3" draw:layer="layout" svg:x1="10.841cm" svg:y1="8.942cm" svg:x2="11.841cm" svg:y2="8.942cm">
          <text:p/>
        </draw:line>
        <draw:line draw:style-name="gr4" draw:text-style-name="P3" draw:layer="layout" svg:x1="12.841cm" svg:y1="9.542cm" svg:x2="12.841cm" svg:y2="10.942cm">
          <text:p/>
        </draw:line>
        <draw:line draw:style-name="gr3" draw:text-style-name="P3" draw:layer="layout" svg:x1="10.212cm" svg:y1="10.942cm" svg:x2="10.212cm" svg:y2="11.742cm">
          <text:p/>
        </draw:line>
        <draw:rect draw:style-name="gr1" draw:text-style-name="P1" draw:layer="layout" svg:width="2cm" svg:height="1.2cm" svg:x="14.842cm" svg:y="8.342cm">
          <text:p text:style-name="P1">300kHz</text:p>
          <text:p text:style-name="P1">enable domain</text:p>
          <text:p text:style-name="P1">(148.5Mhz clock)</text:p>
        </draw:rect>
        <draw:line draw:style-name="gr3" draw:text-style-name="P3" draw:layer="layout" svg:x1="9.24cm" svg:y1="13.142cm" svg:x2="11.742cm" svg:y2="13.142cm">
          <text:p/>
        </draw:line>
        <draw:line draw:style-name="gr3" draw:text-style-name="P3" draw:layer="layout" svg:x1="13.841cm" svg:y1="8.942cm" svg:x2="14.841cm" svg:y2="8.942cm">
          <text:p/>
        </draw:line>
        <draw:frame draw:style-name="gr2" draw:text-style-name="P2" draw:layer="layout" svg:width="1.6cm" svg:height="0.6cm" svg:x="16.842cm" svg:y="8.242cm">
          <draw:text-box>
            <text:p text:style-name="P2">1s pulse</text:p>
          </draw:text-box>
        </draw:frame>
        <draw:rect draw:style-name="gr1" draw:text-style-name="P1" draw:layer="layout" svg:width="2cm" svg:height="1.2cm" svg:x="21.742cm" svg:y="13.142cm">
          <text:p text:style-name="P1">Timing delay</text:p>
        </draw:rect>
        <draw:line draw:style-name="gr4" draw:text-style-name="P3" draw:layer="layout" svg:x1="9.842cm" svg:y1="9.542cm" svg:x2="9.842cm" svg:y2="10.9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542cm" fo:margin-bottom="0.575cm" fo:margin-left="0.542cm" fo:margin-right="0.574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Thomas Holm Hansen</meta:initial-creator>
    <meta:creation-date>2006-02-27T08:50:19</meta:creation-date>
    <dc:creator>Thomas Holm Hansen</dc:creator>
    <dc:date>2006-09-19T15:30:20</dc:date>
    <dc:language>da-DK</dc:language>
    <meta:editing-cycles>20</meta:editing-cycles>
    <meta:editing-duration>PT6H8M3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